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84d54" fo:font-size="9pt" style:font-size-asian="9pt" style:font-size-complex="9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10" style:family="paragraph" style:parent-style-name="Standard">
      <style:paragraph-properties fo:margin-left="0in" fo:margin-right="0.555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Arial" fo:font-size="11pt" style:font-name-asian="Arial1" style:font-size-asian="11pt" style:font-name-complex="Arial1" style:font-size-complex="11pt"/>
    </style:style>
    <style:style style:name="P11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</style:style>
    <style:style style:name="P12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</style:style>
    <style:style style:name="P13" style:family="paragraph" style:parent-style-name="Standard" style:list-style-name="WWNum1">
      <style:paragraph-properties fo:margin-left="0.5in" fo:margin-right="0.0626in" fo:text-indent="-0.25in" style:auto-text-indent="false"/>
    </style:style>
    <style:style style:name="P14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8" style:family="text">
      <style:text-properties style:font-name="Arial" fo:font-size="11pt" style:font-name-asian="Arial1" style:font-size-asian="11pt" style:font-name-complex="Arial1" style:font-size-complex="11pt"/>
    </style:style>
    <style:style style:name="T9" style:family="text">
      <style:text-properties style:font-name="Arial" fo:font-size="8pt" style:font-name-asian="Arial1" style:font-size-asian="8pt" style:font-name-complex="Arial1" style:font-size-complex="8pt"/>
    </style:style>
    <style:style style:name="T10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1" style:family="text">
      <style:text-properties fo:color="#333333" style:font-name="Consolas" fo:background-color="#f8f8f8" loext:char-shading-value="0" style:font-name-asian="Consolas1" style:font-name-complex="Consolas1"/>
    </style:style>
    <style:style style:name="T12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3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4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5" style:family="text">
      <style:text-properties fo:color="#666666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básico de fichero “docker-compose.yml”</text:span></text:p>
      <text:p text:style-name="P1"><draw:rect text:anchor-type="as-char" style:rel-width="100%" draw:z-index="1" draw:style-name="gr1" draw:text-style-name="P15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10">version: </text:span><text:span text:style-name="T12">"3.9"</text:span><text:span text:style-name="T10"><text:line-break/>services:<text:line-break/> <text:s/>db:<text:line-break/><text:tab/>image: mysql:</text:span><text:span text:style-name="T13">5.7</text:span><text:span text:style-name="T10"><text:line-break/><text:tab/>volumes:<text:line-break/> <text:s text:c="4"/><text:tab/>- db_data:/var/lib/mysql<text:line-break/><text:tab/>restart: always<text:line-break/><text:tab/>environment:<text:line-break/> <text:s text:c="4"/><text:tab/>MYSQL_ROOT_PASSWORD: somewordpress<text:line-break/> <text:s text:c="4"/><text:tab/>MYSQL_DATABASE: wordpress<text:line-break/> <text:s text:c="4"/><text:tab/>MYSQL_USER: wordpress<text:line-break/> <text:s text:c="4"/><text:tab/>MYSQL_PASSWORD: wordpress<text:line-break/> <text:s text:c="3"/><text:line-break/> <text:s/>wordpress:<text:line-break/><text:tab/>depends_on:<text:line-break/> <text:s text:c="4"/><text:tab/>- db<text:line-break/><text:tab/>image: wordpress:latest<text:line-break/><text:tab/>ports:<text:line-break/> <text:s text:c="4"/><text:tab/>- </text:span><text:span text:style-name="T12">"8000:80"</text:span><text:span text:style-name="T10"><text:line-break/><text:tab/>restart: always<text:line-break/><text:tab/>environment:<text:line-break/> <text:s text:c="4"/><text:tab/>WORDPRESS_DB_HOST: db:</text:span><text:span text:style-name="T13">3306</text:span><text:span text:style-name="T10"><text:line-break/> <text:s text:c="4"/><text:tab/>WORDPRESS_DB_USER: wordpress<text:line-break/> <text:s text:c="4"/><text:tab/>WORDPRESS_DB_PASSWORD: wordpress<text:line-break/> <text:s text:c="4"/><text:tab/>WORDPRESS_DB_NAME: wordpress<text:line-break/>volumes:<text:line-break/> <text:s/>db_data:</text:span></text:p>
          </table:table-cell>
        </table:table-row>
      </table:table>
      <text:p text:style-name="P10"/>
      <text:p text:style-name="P12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Docker Compose”</text:span></text:p>
      <text:p text:style-name="P11"><draw:rect text:anchor-type="as-char" style:rel-width="100%" draw:z-index="2" draw:style-name="gr1" draw:text-style-name="P15" svg:width="0.0012in" svg:height="0.0213in"><text:p/></draw:rect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11">docker-compose up -d</text:span></text:p>
          </table:table-cell>
        </table:table-row>
      </table:table>
      <text:list xml:id="list3464060298" text:style-name="WWNum1">
        <text:list-item>
          <text:p text:style-name="P13"><text:span text:style-name="T14">Inicia el sistema definido en “</text:span><text:span text:style-name="T15">docker-compose.yml</text:span><text:span text:style-name="T14">” en segundo plano. Genera y descarga imágenes requeridas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11">docker-compose down</text:span></text:p>
          </table:table-cell>
        </table:table-row>
      </table:table>
      <text:list xml:id="list204550276248115" text:continue-numbering="true" text:style-name="WWNum1">
        <text:list-item>
          <text:p text:style-name="P13"><text:span text:style-name="T14">Detiene y elimina los contenedores según la configuración de “</text:span><text:span text:style-name="T15">docker-compose.yml</text:span><text:span text:style-name="T14">”.</text:span>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<text:span text:style-name="T11">docker-compose build/pull</text:span></text:p>
          </table:table-cell>
        </table:table-row>
      </table:table>
      <text:list xml:id="list204551555052163" text:continue-numbering="true" text:style-name="WWNum1">
        <text:list-item>
          <text:p text:style-name="P13"><text:span text:style-name="T14">Construye/descarga las imágenes de contenedores según la configuración de “</text:span><text:span text:style-name="T15">docker-compose.yml</text:span><text:span text:style-name="T14">”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<text:span text:style-name="T11">docker-compose ps</text:span></text:p>
          </table:table-cell>
        </table:table-row>
      </table:table>
      <text:list xml:id="list204551452447287" text:continue-numbering="true" text:style-name="WWNum1">
        <text:list-item>
          <text:p text:style-name="P13"><text:span text:style-name="T14">Muestra información de los contenedores según la configuración de “</text:span><text:span text:style-name="T15">docker-compose.yml</text:span><text:span text:style-name="T14">”.</text:span>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"><text:span text:style-name="T11">docker-compose up -d --scale web=3</text:span></text:p>
          </table:table-cell>
        </table:table-row>
      </table:table>
      <text:list xml:id="list204550098833508" text:continue-numbering="true" text:style-name="WWNum1">
        <text:list-item>
          <text:p text:style-name="P13"><text:span text:style-name="T14">Similar a “</text:span><text:span text:style-name="T15">docker-compose up -d</text:span><text:span text:style-name="T14">” solo que además, el servicio definido como “web” en el fichero “</text:span><text:span text:style-name="T15">docker-compose.yml</text:span><text:span text:style-name="T14">” lo escala creando 3 copias y realizando balanceo automático si se realiza una petición al host llamado como el servicio “</text:span><text:span text:style-name="T15">web</text:span><text:span text:style-name="T14">”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0.7866in" svg:height="0.6701in" draw:z-index="3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3.png" text:anchor-type="char" svg:x="6.4898in" svg:y="0.3228in" svg:width="1.0091in" svg:height="0.3535in" draw:z-index="0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Unidad 06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4" meta:object-count="0" meta:page-count="1" meta:paragraph-count="17" meta:word-count="163" meta:character-count="1415" meta:non-whitespace-character-count="1185"/>
    <meta:generator>LibreOfficeDev/6.0.5.2$Linux_X86_64 LibreOffice_project/</meta:generator>
  </office:meta>
</office:document-meta>
</file>